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NG IDEAS</text:p>
      <text:p text:style-name="Standard"/>
      <text:p text:style-name="Standard">A NICK A DIME A DUB AND A KEY One for the little lamb that lives down the road. </text:p>
      <text:p text:style-name="Standard"/>
      <text:p text:style-name="Standard">One for the cartel one for me, one for the master that lives up the street. </text:p>
      <text:p text:style-name="Standard"><text:line-break/>A NICK A DIME A DUB AND A KE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ke Stanger</meta:initial-creator>
    <meta:creation-date>2022-02-20T09:53:59.95</meta:creation-date>
    <meta:document-statistic meta:table-count="0" meta:image-count="0" meta:object-count="0" meta:page-count="1" meta:paragraph-count="4" meta:word-count="46" meta:character-count="198"/>
    <dc:date>2022-02-20T09:56:34.25</dc:date>
    <dc:creator>Blake Stanger</dc:creator>
    <meta:editing-duration>PT2M34S</meta:editing-duration>
    <meta:editing-cycles>1</meta:editing-cycles>
    <meta:generator>OpenOffice/4.1.11$Win32 OpenOffice.org_project/4111m1$Build-9808</meta:generator>
  </office:meta>
</office:document-meta>
</file>